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11" style:family="table-column">
      <style:table-column-properties fo:break-before="auto" style:column-width="1.4181in"/>
    </style:style>
    <style:style style:name="co12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6862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6543in"/>
    </style:style>
    <style:style style:name="co7" style:family="table-column">
      <style:table-column-properties fo:break-before="auto" style:column-width="2.4799in"/>
    </style:style>
    <style:style style:name="co8" style:family="table-column">
      <style:table-column-properties fo:break-before="auto" style:column-width="3.6374in"/>
    </style:style>
    <style:style style:name="co9" style:family="table-column">
      <style:table-column-properties fo:break-before="auto" style:column-width="1.6327in"/>
    </style:style>
    <style:style style:name="co10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2.7161in"/>
    </style:style>
    <style:style style:name="co15" style:family="table-column">
      <style:table-column-properties fo:break-before="auto" style:column-width="2.598in"/>
    </style:style>
    <style:style style:name="co16" style:family="table-column">
      <style:table-column-properties fo:break-before="auto" style:column-width="0.7102in"/>
    </style:style>
    <style:style style:name="co17" style:family="table-column">
      <style:table-column-properties fo:break-before="auto" style:column-width="3.7772in"/>
    </style:style>
    <style:style style:name="co18" style:family="table-column">
      <style:table-column-properties fo:break-before="auto" style:column-width="1.5472in"/>
    </style:style>
    <style:style style:name="co19" style:family="table-column">
      <style:table-column-properties fo:break-before="auto" style:column-width="2.0189in"/>
    </style:style>
    <style:style style:name="co20" style:family="table-column">
      <style:table-column-properties fo:break-before="auto" style:column-width="3.5409in"/>
    </style:style>
    <style:style style:name="co21" style:family="table-column">
      <style:table-column-properties fo:break-before="auto" style:column-width="2.75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3" table:default-cell-style-name="ce7"/>
        <table:table-column table:style-name="co15" table:default-cell-style-name="ce7"/>
        <table:table-column table:style-name="co16" table:default-cell-style-name="ce6"/>
        <table:table-column table:style-name="co17" table:default-cell-style-name="ce7"/>
        <table:table-column table:style-name="co11" table:default-cell-style-name="ce7"/>
        <table:table-column table:style-name="co12" table:number-columns-repeated="16372" table:default-cell-style-name="ce7"/>
        <table:table-row table:style-name="ro1">
          <table:table-cell table:style-name="ce5" office:value-type="string" calcext:value-type="string">
            <text:p>SP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ontext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pell Casting Category (SCC)</text:p>
          </table:table-cell>
          <table:table-cell table:style-name="ce5" office:value-type="string" calcext:value-type="string">
            <text:p>Magic Realm</text:p>
          </table:table-cell>
          <table:table-cell table:style-name="ce5" office:value-type="string" calcext:value-type="string">
            <text:p>spell_idx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string" calcext:value-type="string">
            <text:p>Spell Book Page Title</text:p>
          </table:table-cell>
          <table:table-cell table:style-name="ce5" office:value-type="string" calcext:value-type="string">
            <text:p>CP TP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table:number-columns-repeated="16370"/>
        </table:table-row>
        <table:table-row table:style-name="ro1">
          <table:table-cell table:style-name="ce6"/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/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/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/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6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/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3"/>
        </table:table-row>
        <table:table-row table:style-name="ro1">
          <table:table-cell table:style-name="ce6"/>
          <table:table-cell table:style-name="ce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/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/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/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9"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3"/>
        </table:table-row>
        <table:table-row table:style-name="ro1">
          <table:table-cell table:style-name="ce6"/>
          <table:table-cell office:value-type="string" calcext:value-type="string">
            <text:p>Banish</text:p>
          </table:table-cell>
          <table:table-cell table:number-columns-repeated="5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Berserk</text:p>
          </table:table-cell>
          <table:table-cell table:number-columns-repeated="5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/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5"/>
          <table:table-cell office:value-type="string" calcext:value-type="string">
            <text:p>Uncommon</text:p>
          </table:table-cell>
          <table:table-cell table:number-columns-repeated="16370"/>
        </table:table-row>
        <table:table-row table:style-name="ro1">
          <table:table-cell table:style-name="ce6"/>
          <table:table-cell office:value-type="string" calcext:value-type="string">
            <text:p>Black Prayer</text:p>
          </table:table-cell>
          <table:table-cell table:number-columns-repeated="5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Black Sleep</text:p>
          </table:table-cell>
          <table:table-cell table:number-columns-repeated="5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Black Wind</text:p>
          </table:table-cell>
          <table:table-cell table:number-columns-repeated="5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Bless</text:p>
          </table:table-cell>
          <table:table-cell table:number-columns-repeated="5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Blur</text:p>
          </table:table-cell>
          <table:table-cell table:number-columns-repeated="5"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all Chaos</text:p>
          </table:table-cell>
          <table:table-cell table:number-columns-repeated="5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all Lightning</text:p>
          </table:table-cell>
          <table:table-cell table:number-columns-repeated="5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all The Void</text:p>
          </table:table-cell>
          <table:table-cell table:number-columns-repeated="5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/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Chaos Channels</text:p>
          </table:table-cell>
          <table:table-cell table:number-columns-repeated="5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/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loak of Fear</text:p>
          </table:table-cell>
          <table:table-cell table:number-columns-repeated="5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onfusion</text:p>
          </table:table-cell>
          <table:table-cell table:number-columns-repeated="5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onsecration</text:p>
          </table:table-cell>
          <table:table-cell table:number-columns-repeated="5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Corruption</text:p>
          </table:table-cell>
          <table:table-cell table:number-columns-repeated="5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Counter Magic</text:p>
          </table:table-cell>
          <table:table-cell table:number-columns-repeated="5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racks Call</text:p>
          </table:table-cell>
          <table:table-cell table:number-columns-repeated="5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reate Artifact</text:p>
          </table:table-cell>
          <table:table-cell table:number-columns-repeated="5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reature Binding</text:p>
          </table:table-cell>
          <table:table-cell table:number-columns-repeated="5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Cruel Unminding</text:p>
          </table:table-cell>
          <table:table-cell table:number-columns-repeated="5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2"/>
        </table:table-row>
        <table:table-row table:style-name="ro1">
          <table:table-cell table:style-name="ce6"/>
          <table:table-cell table:style-name="ce9"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3"/>
        </table:table-row>
        <table:table-row table:style-name="ro1">
          <table:table-cell table:style-name="ce6"/>
          <table:table-cell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Darkness</text:p>
          </table:table-cell>
          <table:table-cell table:number-columns-repeated="5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eath Spell</text:p>
          </table:table-cell>
          <table:table-cell table:number-columns-repeated="5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etect Magic</text:p>
          </table:table-cell>
          <table:table-cell table:number-columns-repeated="5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isenchant Area</text:p>
          </table:table-cell>
          <table:table-cell table:number-columns-repeated="5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Disenchant True</text:p>
          </table:table-cell>
          <table:table-cell table:number-columns-repeated="5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Disintegrate</text:p>
          </table:table-cell>
          <table:table-cell table:number-columns-repeated="5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isjunction</text:p>
          </table:table-cell>
          <table:table-cell table:number-columns-repeated="5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isjunction True</text:p>
          </table:table-cell>
          <table:table-cell table:number-columns-repeated="5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ispel Evil</text:p>
          </table:table-cell>
          <table:table-cell table:number-columns-repeated="5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ispel Magic</text:p>
          </table:table-cell>
          <table:table-cell table:number-columns-repeated="5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ispel Magic True</text:p>
          </table:table-cell>
          <table:table-cell table:number-columns-repeated="5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isrupt</text:p>
          </table:table-cell>
          <table:table-cell table:number-columns-repeated="5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oom Bolt</text:p>
          </table:table-cell>
          <table:table-cell table:number-columns-repeated="5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Doomba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64]);&quot;'&quot;;&quot;&quot;);&quot; &quot;;&quot;_&quot;)" office:value-type="string" office:string-value="spl_Doombat" calcext:value-type="string">
            <text:p>spl_Doomba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Drain Power</text:p>
          </table:table-cell>
          <table:table-cell table:number-columns-repeated="5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2"/>
        </table:table-row>
        <table:table-row table:style-name="ro1">
          <table:table-cell table:style-name="ce6"/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3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Earth Gat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Earth Lore</text:p>
          </table:table-cell>
          <table:table-cell table:number-columns-repeated="5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Earth to Mud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3"/>
          <table:table-cell office:value-type="string" calcext:value-type="string">
            <text:p>lots of extra handling</text:p>
          </table:table-cell>
          <table:table-cell table:number-columns-repeated="16372"/>
        </table:table-row>
        <table:table-row table:style-name="ro1">
          <table:table-cell table:style-name="ce6"/>
          <table:table-cell table:style-name="ce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Eldritch Weapon</text:p>
          </table:table-cell>
          <table:table-cell table:number-columns-repeated="5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Elemental Armor</text:p>
          </table:table-cell>
          <table:table-cell table:number-columns-repeated="5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Enchant Item</text:p>
          </table:table-cell>
          <table:table-cell table:number-columns-repeated="5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Enchant Road</text:p>
          </table:table-cell>
          <table:table-cell table:number-columns-repeated="5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Endurance</text:p>
          </table:table-cell>
          <table:table-cell table:number-columns-repeated="5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Entangle</text:p>
          </table:table-cell>
          <table:table-cell table:number-columns-repeated="5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<text:span text:style-name="T1">scc_</text:span>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<text:span text:style-name="T1">scc_</text:span>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Fire Bolt</text:p>
          </table:table-cell>
          <table:table-cell table:number-columns-repeated="5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3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Fire Storm</text:p>
          </table:table-cell>
          <table:table-cell table:number-columns-repeated="5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Fireball</text:p>
          </table:table-cell>
          <table:table-cell table:number-columns-repeated="5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Flame Blade</text:p>
          </table:table-cell>
          <table:table-cell table:number-columns-repeated="5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Flame Strike</text:p>
          </table:table-cell>
          <table:table-cell table:number-columns-repeated="5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Flight</text:p>
          </table:table-cell>
          <table:table-cell table:number-columns-repeated="5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3"/>
        </table:table-row>
        <table:table-row table:style-name="ro1">
          <table:table-cell table:style-name="ce6"/>
          <table:table-cell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Gaia’s Blessing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92]);&quot;'&quot;;&quot;&quot;);&quot; &quot;;&quot;_&quot;)" office:value-type="string" office:string-value="spl_Gaia’S_Blessing" calcext:value-type="string">
            <text:p>spl_Gaia’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Giant Strength</text:p>
          </table:table-cell>
          <table:table-cell table:number-columns-repeated="5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Guardian Wind</text:p>
          </table:table-cell>
          <table:table-cell table:number-columns-repeated="5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Haste</text:p>
          </table:table-cell>
          <table:table-cell table:number-columns-repeated="5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Healing</text:p>
          </table:table-cell>
          <table:table-cell table:number-columns-repeated="5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Heroism</text:p>
          </table:table-cell>
          <table:table-cell table:number-columns-repeated="5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High Prayer</text:p>
          </table:table-cell>
          <table:table-cell table:number-columns-repeated="5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Holy Armor</text:p>
          </table:table-cell>
          <table:table-cell table:number-columns-repeated="5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3"/>
        </table:table-row>
        <table:table-row table:style-name="ro1">
          <table:table-cell table:style-name="ce6"/>
          <table:table-cell office:value-type="string" calcext:value-type="string">
            <text:p>Holy Weapon</text:p>
          </table:table-cell>
          <table:table-cell table:number-columns-repeated="5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Holy Word</text:p>
          </table:table-cell>
          <table:table-cell table:number-columns-repeated="5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Ice Bolt</text:p>
          </table:table-cell>
          <table:table-cell table:number-columns-repeated="5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number-columns-repeated="3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calcext:value-type="string">
            <text:p>Immolation</text:p>
          </table:table-cell>
          <table:table-cell table:number-columns-repeated="5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Incarnation</text:p>
          </table:table-cell>
          <table:table-cell table:number-columns-repeated="5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Inspirations</text:p>
          </table:table-cell>
          <table:table-cell table:number-columns-repeated="5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Invisibility</text:p>
          </table:table-cell>
          <table:table-cell table:number-columns-repeated="5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Invulnerability</text:p>
          </table:table-cell>
          <table:table-cell table:number-columns-repeated="5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Iron Skin</text:p>
          </table:table-cell>
          <table:table-cell table:number-columns-repeated="5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Just Caus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3"/>
        </table:table-row>
        <table:table-row table:style-name="ro1">
          <table:table-cell table:style-name="ce6"/>
          <table:table-cell office:value-type="string" calcext:value-type="string">
            <text:p>Life Drain</text:p>
          </table:table-cell>
          <table:table-cell table:number-columns-repeated="5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Lightning Bolt</text:p>
          </table:table-cell>
          <table:table-cell table:number-columns-repeated="5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Lionheart</text:p>
          </table:table-cell>
          <table:table-cell table:number-columns-repeated="5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Lycantrophy</text:p>
          </table:table-cell>
          <table:table-cell table:number-columns-repeated="5"/>
          <table:table-cell table:formula="of:=&quot;spl_&quot;&amp;SUBSTITUTE(SUBSTITUTE(PROPER([.B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Magic Immunity</text:p>
          </table:table-cell>
          <table:table-cell table:number-columns-repeated="5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/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calcext:value-type="string">
            <text:p>Magic Vortex</text:p>
          </table:table-cell>
          <table:table-cell table:number-columns-repeated="5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Mana Leak</text:p>
          </table:table-cell>
          <table:table-cell table:number-columns-repeated="5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Mass Healing</text:p>
          </table:table-cell>
          <table:table-cell table:number-columns-repeated="5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Mass Invisibility</text:p>
          </table:table-cell>
          <table:table-cell table:number-columns-repeated="5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Metal Fires</text:p>
          </table:table-cell>
          <table:table-cell table:number-columns-repeated="5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Mind Storm</text:p>
          </table:table-cell>
          <table:table-cell table:number-columns-repeated="5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3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Nature’s Ey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141]);&quot;'&quot;;&quot;&quot;);&quot; &quot;;&quot;_&quot;)" office:value-type="string" office:string-value="spl_Nature’S_Eye" calcext:value-type="string">
            <text:p>spl_Nature’S_Eye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Nature’s Awareness</text:p>
          </table:table-cell>
          <table:table-cell/>
          <table:table-cell office:value-type="string" calcext:value-type="string">
            <text:p>Global Enchantment</text:p>
          </table:table-cell>
          <table:table-cell/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’S_Awareness" calcext:value-type="string">
            <text:p>spl_Nature’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3"/>
        </table:table-row>
        <table:table-row table:style-name="ro1">
          <table:table-cell table:style-name="ce6"/>
          <table:table-cell office:value-type="string" calcext:value-type="string">
            <text:p>Natures Cures</text:p>
          </table:table-cell>
          <table:table-cell table:number-columns-repeated="5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9" office:value-type="string" calcext:value-type="string">
            <text:p>Nature’s Wrath</text:p>
          </table:table-cell>
          <table:table-cell/>
          <table:table-cell office:value-type="string" calcext:value-type="string">
            <text:p>Global Enchantment</text:p>
          </table:table-cell>
          <table:table-cell/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’S_Wrath" calcext:value-type="string">
            <text:p>spl_Nature’S_Wrath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Path Finding</text:p>
          </table:table-cell>
          <table:table-cell table:number-columns-repeated="5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calcext:value-type="string">
            <text:p>Pestilence</text:p>
          </table:table-cell>
          <table:table-cell table:number-columns-repeated="5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Petrify</text:p>
          </table:table-cell>
          <table:table-cell table:number-columns-repeated="5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3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3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Planar Travel</text:p>
          </table:table-cell>
          <table:table-cell table:number-columns-repeated="5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Plane Shift</text:p>
          </table:table-cell>
          <table:table-cell table:number-columns-repeated="5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Possession</text:p>
          </table:table-cell>
          <table:table-cell table:number-columns-repeated="5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Prayer</text:p>
          </table:table-cell>
          <table:table-cell table:number-columns-repeated="5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Psionic Blast</text:p>
          </table:table-cell>
          <table:table-cell table:number-columns-repeated="5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6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number-columns-repeated="3"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3"/>
        </table:table-row>
        <table:table-row table:style-name="ro1">
          <table:table-cell table:style-name="ce6"/>
          <table:table-cell office:value-type="string" calcext:value-type="string">
            <text:p>Raise Volcano</text:p>
          </table:table-cell>
          <table:table-cell table:number-columns-repeated="5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Recall Hero</text:p>
          </table:table-cell>
          <table:table-cell table:number-columns-repeated="5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Regeneration</text:p>
          </table:table-cell>
          <table:table-cell table:number-columns-repeated="5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Resist Elements</text:p>
          </table:table-cell>
          <table:table-cell table:number-columns-repeated="5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Resist Magic</text:p>
          </table:table-cell>
          <table:table-cell table:number-columns-repeated="5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Resurrection</text:p>
          </table:table-cell>
          <table:table-cell table:number-columns-repeated="5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Righteousness</text:p>
          </table:table-cell>
          <table:table-cell table:number-columns-repeated="5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Shatter</text:p>
          </table:table-cell>
          <table:table-cell table:number-columns-repeated="5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Spell Binding</text:p>
          </table:table-cell>
          <table:table-cell table:number-columns-repeated="5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calcext:value-type="string">
            <text:p>Spell Blast</text:p>
          </table:table-cell>
          <table:table-cell table:number-columns-repeated="5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calcext:value-type="string">
            <text:p>Spell Lock</text:p>
          </table:table-cell>
          <table:table-cell table:number-columns-repeated="5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Spell Of Return</text:p>
          </table:table-cell>
          <table:table-cell table:number-columns-repeated="5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Spell Ward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Star Fires</text:p>
          </table:table-cell>
          <table:table-cell table:number-columns-repeated="5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Stasis</text:p>
          </table:table-cell>
          <table:table-cell table:number-columns-repeated="5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Stone Giant</text:p>
          </table:table-cell>
          <table:table-cell table:number-columns-repeated="5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Stone Skin</text:p>
          </table:table-cell>
          <table:table-cell table:number-columns-repeated="5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Subversion</text:p>
          </table:table-cell>
          <table:table-cell table:number-columns-repeated="5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calcext:value-type="string">
            <text:p>Summon Champion</text:p>
          </table:table-cell>
          <table:table-cell table:number-columns-repeated="5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Summon Hero</text:p>
          </table:table-cell>
          <table:table-cell table:number-columns-repeated="5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3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3"/>
        </table:table-row>
        <table:table-row table:style-name="ro1">
          <table:table-cell table:style-name="ce6"/>
          <table:table-cell table:style-name="ce9"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number-columns-repeated="3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3"/>
        </table:table-row>
        <table:table-row table:style-name="ro1">
          <table:table-cell table:style-name="ce6"/>
          <table:table-cell table:style-name="ce9"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Transmute</text:p>
          </table:table-cell>
          <table:table-cell table:number-columns-repeated="5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True Light</text:p>
          </table:table-cell>
          <table:table-cell table:number-columns-repeated="5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True Sight</text:p>
          </table:table-cell>
          <table:table-cell table:number-columns-repeated="5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Unicorns</text:p>
          </table:table-cell>
          <table:table-cell table:number-columns-repeated="5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Vertigo</text:p>
          </table:table-cell>
          <table:table-cell table:number-columns-repeated="5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number-columns-repeated="3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 table:style-name="ce6"/>
          <table:table-cell table:style-name="ce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arp Creature</text:p>
          </table:table-cell>
          <table:table-cell table:number-columns-repeated="5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arp Lightning</text:p>
          </table:table-cell>
          <table:table-cell table:number-columns-repeated="5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arp Node</text:p>
          </table:table-cell>
          <table:table-cell table:number-columns-repeated="5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arp Reality</text:p>
          </table:table-cell>
          <table:table-cell table:number-columns-repeated="5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arp Wood</text:p>
          </table:table-cell>
          <table:table-cell table:number-columns-repeated="5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ater Walking</text:p>
          </table:table-cell>
          <table:table-cell table:number-columns-repeated="5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eakness</text:p>
          </table:table-cell>
          <table:table-cell table:number-columns-repeated="5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eb</text:p>
          </table:table-cell>
          <table:table-cell table:number-columns-repeated="5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3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ind Walking</text:p>
          </table:table-cell>
          <table:table-cell table:number-columns-repeated="5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ord of Death</text:p>
          </table:table-cell>
          <table:table-cell table:number-columns-repeated="5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ord of Recall</text:p>
          </table:table-cell>
          <table:table-cell table:number-columns-repeated="5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rack</text:p>
          </table:table-cell>
          <table:table-cell table:number-columns-repeated="5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6"/>
        </table:table-row>
        <table:table-row table:style-name="ro1">
          <table:table-cell table:style-name="ce6"/>
          <table:table-cell office:value-type="string" calcext:value-type="string">
            <text:p>Wraith Form</text:p>
          </table:table-cell>
          <table:table-cell table:number-columns-repeated="5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3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9" office:value-type="string" calcext:value-type="string">
            <text:p>Zombie Mastery</text:p>
          </table:table-cell>
          <table:table-cell table:style-name="ce11"/>
          <table:table-cell office:value-type="string" calcext:value-type="string">
            <text:p>Global Enchantment</text:p>
          </table:table-cell>
          <table:table-cell/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6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office:forms form:automatic-focus="false" form:apply-design-mode="false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2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2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2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2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2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2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2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2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2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2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2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2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2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2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2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office:forms form:automatic-focus="false" form:apply-design-mode="false"/>
        <table:table-column table:style-name="co1" table:default-cell-style-name="ce7"/>
        <table:table-column table:style-name="co20" table:default-cell-style-name="ce7"/>
        <table:table-column table:style-name="co12" table:number-columns-repeated="16382" table:default-cell-style-name="ce7"/>
        <table:table-row table:style-name="ro1"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1638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cc_Summoning</text:p>
          </table:table-cell>
          <table:table-cell table:number-columns-repeated="1638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cc_Unit_Enchantment</text:p>
          </table:table-cell>
          <table:table-cell table:number-columns-repeated="1638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<text:span text:style-name="T1">scc_</text:span>City_Enchantment_Positive</text:p>
          </table:table-cell>
          <table:table-cell table:number-columns-repeated="1638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<text:span text:style-name="T1">scc_</text:span>City_Enchantment_Negative</text:p>
          </table:table-cell>
          <table:table-cell table:number-columns-repeated="1638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<text:span text:style-name="T1">scc_</text:span>Fixed_Dmg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number-columns-repeated="16382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scc_Global_Enchantment</text:p>
          </table:table-cell>
          <table:table-cell table:number-columns-repeated="1638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number-columns-repeated="16382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<text:span text:style-name="T1">scc_</text:span>Destruction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<text:span text:style-name="T1">scc_</text:span>Mundane_Enchantment</text:p>
          </table:table-cell>
          <table:table-cell table:number-columns-repeated="16382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number-columns-repeated="16382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scc_Infusable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<text:span text:style-name="T1">scc_</text:span>Var_Dmg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office:forms form:automatic-focus="false" form:apply-design-mode="false"/>
        <table:table-column table:style-name="co1" table:default-cell-style-name="ce7"/>
        <table:table-column table:style-name="co11" table:default-cell-style-name="ce7"/>
        <table:table-column table:style-name="co12" table:number-columns-repeated="16382" table:default-cell-style-name="ce7"/>
        <table:table-row table:style-name="ro1">
          <table:table-cell table:style-name="ce5" office:value-type="string" calcext:value-type="string">
            <text:p>STT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4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2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Sheet6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ture's Ey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ture's Cure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aia'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Nature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ture's Wrath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Invisibl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eteor Stor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Spells.B1:Spells.H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08T16:36:40.686000000</dc:date>
    <meta:editing-duration>P16DT15H52M50S</meta:editing-duration>
    <meta:editing-cycles>38</meta:editing-cycles>
    <meta:document-statistic meta:table-count="6" meta:cell-count="1188" meta:object-count="0"/>
  </office:meta>
</office:document-meta>
</file>